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D/dt</text:p>
          </table:table-cell>
          <table:table-cell table:style-name="ce1" office:value-type="string" calcext:value-type="string">
            <text:p>D(i+1)</text:p>
          </table:table-cell>
          <table:table-cell table:style-name="ce1" office:value-type="string" calcext:value-type="string">
            <text:p>t(i+1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style-name="Default" table:formula="of:=_C+0.2*_T"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H4]" office:value-type="float" office:value="0" calcext:value-type="float">
            <text:p>0</text:p>
          </table:table-cell>
          <table:table-cell table:formula="of:=[.G4]" office:value-type="float" office:value="9.2" calcext:value-type="float">
            <text:p>9,2000</text:p>
          </table:table-cell>
          <table:table-cell table:formula="of:=[.E5]*_h" office:value-type="float" office:value="0.92" calcext:value-type="float">
            <text:p>0,9200</text:p>
          </table:table-cell>
          <table:table-cell table:formula="of:=[.E5]+[.F5]" office:value-type="float" office:value="10.12" calcext:value-type="float">
            <text:p>10,1200</text:p>
          </table:table-cell>
          <table:table-cell table:formula="of:=[.D5]+_h" office:value-type="float" office:value="0.1" calcext:value-type="float">
            <text:p>0,1</text:p>
          </table:table-cell>
        </table:table-row>
        <table:table-row table:style-name="ro1">
          <table:table-cell table:number-columns-repeated="3"/>
          <table:table-cell table:formula="of:=[.H5]" office:value-type="float" office:value="0.1" calcext:value-type="float">
            <text:p>0,1</text:p>
          </table:table-cell>
          <table:table-cell table:formula="of:=[.G5]" office:value-type="float" office:value="10.12" calcext:value-type="float">
            <text:p>10,1200</text:p>
          </table:table-cell>
          <table:table-cell table:formula="of:=[.E6]*_h" office:value-type="float" office:value="1.012" calcext:value-type="float">
            <text:p>1,0120</text:p>
          </table:table-cell>
          <table:table-cell table:formula="of:=[.E6]+[.F6]" office:value-type="float" office:value="11.132" calcext:value-type="float">
            <text:p>11,1320</text:p>
          </table:table-cell>
          <table:table-cell table:formula="of:=[.D6]+_h" office:value-type="float" office:value="0.2" calcext:value-type="float">
            <text:p>0,2</text:p>
          </table:table-cell>
        </table:table-row>
        <table:table-row table:style-name="ro1">
          <table:table-cell table:number-columns-repeated="3"/>
          <table:table-cell table:formula="of:=[.H6]" office:value-type="float" office:value="0.2" calcext:value-type="float">
            <text:p>0,2</text:p>
          </table:table-cell>
          <table:table-cell table:formula="of:=[.G6]" office:value-type="float" office:value="11.132" calcext:value-type="float">
            <text:p>11,1320</text:p>
          </table:table-cell>
          <table:table-cell table:formula="of:=[.E7]*_h" office:value-type="float" office:value="1.1132" calcext:value-type="float">
            <text:p>1,1132</text:p>
          </table:table-cell>
          <table:table-cell table:formula="of:=[.E7]+[.F7]" office:value-type="float" office:value="12.2452" calcext:value-type="float">
            <text:p>12,2452</text:p>
          </table:table-cell>
          <table:table-cell table:formula="of:=[.D7]+_h" office:value-type="float" office:value="0.3" calcext:value-type="float">
            <text:p>0,3</text:p>
          </table:table-cell>
        </table:table-row>
        <table:table-row table:style-name="ro1">
          <table:table-cell table:number-columns-repeated="3"/>
          <table:table-cell table:formula="of:=[.H7]" office:value-type="float" office:value="0.3" calcext:value-type="float">
            <text:p>0,3</text:p>
          </table:table-cell>
          <table:table-cell table:formula="of:=[.G7]" office:value-type="float" office:value="12.2452" calcext:value-type="float">
            <text:p>12,2452</text:p>
          </table:table-cell>
          <table:table-cell table:formula="of:=[.E8]*_h" office:value-type="float" office:value="1.22452" calcext:value-type="float">
            <text:p>1,2245</text:p>
          </table:table-cell>
          <table:table-cell table:formula="of:=[.E8]+[.F8]" office:value-type="float" office:value="13.46972" calcext:value-type="float">
            <text:p>13,4697</text:p>
          </table:table-cell>
          <table:table-cell table:formula="of:=[.D8]+_h" office:value-type="float" office:value="0.4" calcext:value-type="float">
            <text:p>0,4</text:p>
          </table:table-cell>
        </table:table-row>
        <table:table-row table:style-name="ro1">
          <table:table-cell table:number-columns-repeated="3"/>
          <table:table-cell table:formula="of:=[.H8]" office:value-type="float" office:value="0.4" calcext:value-type="float">
            <text:p>0,4</text:p>
          </table:table-cell>
          <table:table-cell table:formula="of:=[.G8]" office:value-type="float" office:value="13.46972" calcext:value-type="float">
            <text:p>13,4697</text:p>
          </table:table-cell>
          <table:table-cell table:formula="of:=[.E9]*_h" office:value-type="float" office:value="1.346972" calcext:value-type="float">
            <text:p>1,3470</text:p>
          </table:table-cell>
          <table:table-cell table:formula="of:=[.E9]+[.F9]" office:value-type="float" office:value="14.816692" calcext:value-type="float">
            <text:p>14,8167</text:p>
          </table:table-cell>
          <table:table-cell table:formula="of:=[.D9]+_h" office:value-type="float" office:value="0.5" calcext:value-type="float">
            <text:p>0,5</text:p>
          </table:table-cell>
        </table:table-row>
        <table:table-row table:style-name="ro1">
          <table:table-cell table:number-columns-repeated="3"/>
          <table:table-cell table:formula="of:=[.H9]" office:value-type="float" office:value="0.5" calcext:value-type="float">
            <text:p>0,5</text:p>
          </table:table-cell>
          <table:table-cell table:formula="of:=[.G9]" office:value-type="float" office:value="14.816692" calcext:value-type="float">
            <text:p>14,8167</text:p>
          </table:table-cell>
          <table:table-cell table:formula="of:=[.E10]*_h" office:value-type="float" office:value="1.4816692" calcext:value-type="float">
            <text:p>1,4817</text:p>
          </table:table-cell>
          <table:table-cell table:formula="of:=[.E10]+[.F10]" office:value-type="float" office:value="16.2983612" calcext:value-type="float">
            <text:p>16,2984</text:p>
          </table:table-cell>
          <table:table-cell table:formula="of:=[.D10]+_h"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table:formula="of:=[.H10]" office:value-type="float" office:value="0.6" calcext:value-type="float">
            <text:p>0,6</text:p>
          </table:table-cell>
          <table:table-cell table:formula="of:=[.G10]" office:value-type="float" office:value="16.2983612" calcext:value-type="float">
            <text:p>16,2984</text:p>
          </table:table-cell>
          <table:table-cell table:formula="of:=[.E11]*_h" office:value-type="float" office:value="1.62983612" calcext:value-type="float">
            <text:p>1,6298</text:p>
          </table:table-cell>
          <table:table-cell table:formula="of:=[.E11]+[.F11]" office:value-type="float" office:value="17.92819732" calcext:value-type="float">
            <text:p>17,9282</text:p>
          </table:table-cell>
          <table:table-cell table:formula="of:=[.D11]+_h" office:value-type="float" office:value="0.7" calcext:value-type="float">
            <text:p>0,7</text:p>
          </table:table-cell>
        </table:table-row>
        <table:table-row table:style-name="ro1">
          <table:table-cell table:number-columns-repeated="3"/>
          <table:table-cell table:formula="of:=[.H11]" office:value-type="float" office:value="0.7" calcext:value-type="float">
            <text:p>0,7</text:p>
          </table:table-cell>
          <table:table-cell table:formula="of:=[.G11]" office:value-type="float" office:value="17.92819732" calcext:value-type="float">
            <text:p>17,9282</text:p>
          </table:table-cell>
          <table:table-cell table:formula="of:=[.E12]*_h" office:value-type="float" office:value="1.792819732" calcext:value-type="float">
            <text:p>1,7928</text:p>
          </table:table-cell>
          <table:table-cell table:formula="of:=[.E12]+[.F12]" office:value-type="float" office:value="19.721017052" calcext:value-type="float">
            <text:p>19,7210</text:p>
          </table:table-cell>
          <table:table-cell table:formula="of:=[.D12]+_h" office:value-type="float" office:value="0.8" calcext:value-type="float">
            <text:p>0,8</text:p>
          </table:table-cell>
        </table:table-row>
        <table:table-row table:style-name="ro1">
          <table:table-cell table:number-columns-repeated="3"/>
          <table:table-cell table:formula="of:=[.H12]" office:value-type="float" office:value="0.8" calcext:value-type="float">
            <text:p>0,8</text:p>
          </table:table-cell>
          <table:table-cell table:formula="of:=[.G12]" office:value-type="float" office:value="19.721017052" calcext:value-type="float">
            <text:p>19,7210</text:p>
          </table:table-cell>
          <table:table-cell table:formula="of:=[.E13]*_h" office:value-type="float" office:value="1.9721017052" calcext:value-type="float">
            <text:p>1,9721</text:p>
          </table:table-cell>
          <table:table-cell table:formula="of:=[.E13]+[.F13]" office:value-type="float" office:value="21.6931187572" calcext:value-type="float">
            <text:p>21,6931</text:p>
          </table:table-cell>
          <table:table-cell table:formula="of:=[.D13]+_h" office:value-type="float" office:value="0.9" calcext:value-type="float">
            <text:p>0,9</text:p>
          </table:table-cell>
        </table:table-row>
        <table:table-row table:style-name="ro1">
          <table:table-cell table:number-columns-repeated="3"/>
          <table:table-cell table:formula="of:=[.H13]" office:value-type="float" office:value="0.9" calcext:value-type="float">
            <text:p>0,9</text:p>
          </table:table-cell>
          <table:table-cell table:formula="of:=[.G13]" office:value-type="float" office:value="21.6931187572" calcext:value-type="float">
            <text:p>21,6931</text:p>
          </table:table-cell>
          <table:table-cell table:formula="of:=[.E14]*_h" office:value-type="float" office:value="2.16931187572" calcext:value-type="float">
            <text:p>2,1693</text:p>
          </table:table-cell>
          <table:table-cell table:formula="of:=[.E14]+[.F14]" office:value-type="float" office:value="23.86243063292" calcext:value-type="float">
            <text:p>23,8624</text:p>
          </table:table-cell>
          <table:table-cell table:formula="of:=[.D14]+_h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H14]" office:value-type="float" office:value="1" calcext:value-type="float">
            <text:p>1</text:p>
          </table:table-cell>
          <table:table-cell table:formula="of:=[.G14]" office:value-type="float" office:value="23.86243063292" calcext:value-type="float">
            <text:p>23,8624</text:p>
          </table:table-cell>
          <table:table-cell table:formula="of:=[.E15]*_h" office:value-type="float" office:value="2.386243063292" calcext:value-type="float">
            <text:p>2,3862</text:p>
          </table:table-cell>
          <table:table-cell table:formula="of:=[.E15]+[.F15]" office:value-type="float" office:value="26.248673696212" calcext:value-type="float">
            <text:p>26,2487</text:p>
          </table:table-cell>
          <table:table-cell table:formula="of:=[.D15]+_h" office:value-type="float" office:value="1.1" calcext:value-type="float">
            <text:p>1,1</text:p>
          </table:table-cell>
        </table:table-row>
        <table:table-row table:style-name="ro1">
          <table:table-cell table:number-columns-repeated="3"/>
          <table:table-cell table:formula="of:=[.H15]" office:value-type="float" office:value="1.1" calcext:value-type="float">
            <text:p>1,1</text:p>
          </table:table-cell>
          <table:table-cell table:formula="of:=[.G15]" office:value-type="float" office:value="26.248673696212" calcext:value-type="float">
            <text:p>26,2487</text:p>
          </table:table-cell>
          <table:table-cell table:formula="of:=[.E16]*_h" office:value-type="float" office:value="2.6248673696212" calcext:value-type="float">
            <text:p>2,6249</text:p>
          </table:table-cell>
          <table:table-cell table:formula="of:=[.E16]+[.F16]" office:value-type="float" office:value="28.8735410658332" calcext:value-type="float">
            <text:p>28,8735</text:p>
          </table:table-cell>
          <table:table-cell table:formula="of:=[.D16]+_h" office:value-type="float" office:value="1.2" calcext:value-type="float">
            <text:p>1,2</text:p>
          </table:table-cell>
        </table:table-row>
        <table:table-row table:style-name="ro1">
          <table:table-cell table:number-columns-repeated="3"/>
          <table:table-cell table:formula="of:=[.H16]" office:value-type="float" office:value="1.2" calcext:value-type="float">
            <text:p>1,2</text:p>
          </table:table-cell>
          <table:table-cell table:formula="of:=[.G16]" office:value-type="float" office:value="28.8735410658332" calcext:value-type="float">
            <text:p>28,8735</text:p>
          </table:table-cell>
          <table:table-cell table:formula="of:=[.E17]*_h" office:value-type="float" office:value="2.88735410658332" calcext:value-type="float">
            <text:p>2,8874</text:p>
          </table:table-cell>
          <table:table-cell table:formula="of:=[.E17]+[.F17]" office:value-type="float" office:value="31.7608951724165" calcext:value-type="float">
            <text:p>31,7609</text:p>
          </table:table-cell>
          <table:table-cell table:formula="of:=[.D17]+_h" office:value-type="float" office:value="1.3" calcext:value-type="float">
            <text:p>1,3</text:p>
          </table:table-cell>
        </table:table-row>
        <table:table-row table:style-name="ro1">
          <table:table-cell table:number-columns-repeated="3"/>
          <table:table-cell table:formula="of:=[.H17]" office:value-type="float" office:value="1.3" calcext:value-type="float">
            <text:p>1,3</text:p>
          </table:table-cell>
          <table:table-cell table:formula="of:=[.G17]" office:value-type="float" office:value="31.7608951724165" calcext:value-type="float">
            <text:p>31,7609</text:p>
          </table:table-cell>
          <table:table-cell table:formula="of:=[.E18]*_h" office:value-type="float" office:value="3.17608951724165" calcext:value-type="float">
            <text:p>3,1761</text:p>
          </table:table-cell>
          <table:table-cell table:formula="of:=[.E18]+[.F18]" office:value-type="float" office:value="34.9369846896582" calcext:value-type="float">
            <text:p>34,9370</text:p>
          </table:table-cell>
          <table:table-cell table:formula="of:=[.D18]+_h" office:value-type="float" office:value="1.4" calcext:value-type="float">
            <text:p>1,4</text:p>
          </table:table-cell>
        </table:table-row>
        <table:table-row table:style-name="ro1">
          <table:table-cell table:number-columns-repeated="3"/>
          <table:table-cell table:formula="of:=[.H18]" office:value-type="float" office:value="1.4" calcext:value-type="float">
            <text:p>1,4</text:p>
          </table:table-cell>
          <table:table-cell table:formula="of:=[.G18]" office:value-type="float" office:value="34.9369846896582" calcext:value-type="float">
            <text:p>34,9370</text:p>
          </table:table-cell>
          <table:table-cell table:formula="of:=[.E19]*_h" office:value-type="float" office:value="3.49369846896582" calcext:value-type="float">
            <text:p>3,4937</text:p>
          </table:table-cell>
          <table:table-cell table:formula="of:=[.E19]+[.F19]" office:value-type="float" office:value="38.430683158624" calcext:value-type="float">
            <text:p>38,4307</text:p>
          </table:table-cell>
          <table:table-cell table:formula="of:=[.D19]+_h" office:value-type="float" office:value="1.5" calcext:value-type="float">
            <text:p>1,5</text:p>
          </table:table-cell>
        </table:table-row>
        <table:table-row table:style-name="ro1">
          <table:table-cell table:number-columns-repeated="3"/>
          <table:table-cell table:formula="of:=[.H19]" office:value-type="float" office:value="1.5" calcext:value-type="float">
            <text:p>1,5</text:p>
          </table:table-cell>
          <table:table-cell table:formula="of:=[.G19]" office:value-type="float" office:value="38.430683158624" calcext:value-type="float">
            <text:p>38,4307</text:p>
          </table:table-cell>
          <table:table-cell table:formula="of:=[.E20]*_h" office:value-type="float" office:value="3.8430683158624" calcext:value-type="float">
            <text:p>3,8431</text:p>
          </table:table-cell>
          <table:table-cell table:formula="of:=[.E20]+[.F20]" office:value-type="float" office:value="42.2737514744864" calcext:value-type="float">
            <text:p>42,2738</text:p>
          </table:table-cell>
          <table:table-cell table:formula="of:=[.D20]+_h" office:value-type="float" office:value="1.6" calcext:value-type="float">
            <text:p>1,6</text:p>
          </table:table-cell>
        </table:table-row>
        <table:table-row table:style-name="ro1">
          <table:table-cell table:number-columns-repeated="3"/>
          <table:table-cell table:formula="of:=[.H20]" office:value-type="float" office:value="1.6" calcext:value-type="float">
            <text:p>1,6</text:p>
          </table:table-cell>
          <table:table-cell table:formula="of:=[.G20]" office:value-type="float" office:value="42.2737514744864" calcext:value-type="float">
            <text:p>42,2738</text:p>
          </table:table-cell>
          <table:table-cell table:formula="of:=[.E21]*_h" office:value-type="float" office:value="4.22737514744864" calcext:value-type="float">
            <text:p>4,2274</text:p>
          </table:table-cell>
          <table:table-cell table:formula="of:=[.E21]+[.F21]" office:value-type="float" office:value="46.501126621935" calcext:value-type="float">
            <text:p>46,5011</text:p>
          </table:table-cell>
          <table:table-cell table:formula="of:=[.D21]+_h" office:value-type="float" office:value="1.7" calcext:value-type="float">
            <text:p>1,7</text:p>
          </table:table-cell>
        </table:table-row>
        <table:table-row table:style-name="ro1">
          <table:table-cell table:number-columns-repeated="3"/>
          <table:table-cell table:formula="of:=[.H21]" office:value-type="float" office:value="1.7" calcext:value-type="float">
            <text:p>1,7</text:p>
          </table:table-cell>
          <table:table-cell table:formula="of:=[.G21]" office:value-type="float" office:value="46.501126621935" calcext:value-type="float">
            <text:p>46,5011</text:p>
          </table:table-cell>
          <table:table-cell table:formula="of:=[.E22]*_h" office:value-type="float" office:value="4.6501126621935" calcext:value-type="float">
            <text:p>4,6501</text:p>
          </table:table-cell>
          <table:table-cell table:formula="of:=[.E22]+[.F22]" office:value-type="float" office:value="51.1512392841285" calcext:value-type="float">
            <text:p>51,1512</text:p>
          </table:table-cell>
          <table:table-cell table:formula="of:=[.D22]+_h" office:value-type="float" office:value="1.8" calcext:value-type="float">
            <text:p>1,8</text:p>
          </table:table-cell>
        </table:table-row>
        <table:table-row table:style-name="ro1">
          <table:table-cell table:number-columns-repeated="3"/>
          <table:table-cell table:formula="of:=[.H22]" office:value-type="float" office:value="1.8" calcext:value-type="float">
            <text:p>1,8</text:p>
          </table:table-cell>
          <table:table-cell table:formula="of:=[.G22]" office:value-type="float" office:value="51.1512392841285" calcext:value-type="float">
            <text:p>51,1512</text:p>
          </table:table-cell>
          <table:table-cell table:formula="of:=[.E23]*_h" office:value-type="float" office:value="5.11512392841285" calcext:value-type="float">
            <text:p>5,1151</text:p>
          </table:table-cell>
          <table:table-cell table:formula="of:=[.E23]+[.F23]" office:value-type="float" office:value="56.2663632125414" calcext:value-type="float">
            <text:p>56,2664</text:p>
          </table:table-cell>
          <table:table-cell table:formula="of:=[.D23]+_h" office:value-type="float" office:value="1.9" calcext:value-type="float">
            <text:p>1,9</text:p>
          </table:table-cell>
        </table:table-row>
        <table:table-row table:style-name="ro1">
          <table:table-cell table:number-columns-repeated="3"/>
          <table:table-cell table:formula="of:=[.H23]" office:value-type="float" office:value="1.9" calcext:value-type="float">
            <text:p>1,9</text:p>
          </table:table-cell>
          <table:table-cell table:formula="of:=[.G23]" office:value-type="float" office:value="56.2663632125414" calcext:value-type="float">
            <text:p>56,2664</text:p>
          </table:table-cell>
          <table:table-cell table:formula="of:=[.E24]*_h" office:value-type="float" office:value="5.62663632125414" calcext:value-type="float">
            <text:p>5,6266</text:p>
          </table:table-cell>
          <table:table-cell table:formula="of:=[.E24]+[.F24]" office:value-type="float" office:value="61.8929995337955" calcext:value-type="float">
            <text:p>61,8930</text:p>
          </table:table-cell>
          <table:table-cell table:formula="of:=[.D24]+_h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H24]" office:value-type="float" office:value="2" calcext:value-type="float">
            <text:p>2</text:p>
          </table:table-cell>
          <table:table-cell table:formula="of:=[.G24]" office:value-type="float" office:value="61.8929995337955" calcext:value-type="float">
            <text:p>61,8930</text:p>
          </table:table-cell>
          <table:table-cell table:formula="of:=[.E25]*_h" office:value-type="float" office:value="6.18929995337955" calcext:value-type="float">
            <text:p>6,1893</text:p>
          </table:table-cell>
          <table:table-cell table:formula="of:=[.E25]+[.F25]" office:value-type="float" office:value="68.0822994871751" calcext:value-type="float">
            <text:p>68,0823</text:p>
          </table:table-cell>
          <table:table-cell table:formula="of:=[.D25]+_h" office:value-type="float" office:value="2.1" calcext:value-type="float">
            <text:p>2,1</text:p>
          </table:table-cell>
        </table:table-row>
        <table:table-row table:style-name="ro1">
          <table:table-cell table:number-columns-repeated="3"/>
          <table:table-cell table:formula="of:=[.H25]" office:value-type="float" office:value="2.1" calcext:value-type="float">
            <text:p>2,1</text:p>
          </table:table-cell>
          <table:table-cell table:formula="of:=[.G25]" office:value-type="float" office:value="68.0822994871751" calcext:value-type="float">
            <text:p>68,0823</text:p>
          </table:table-cell>
          <table:table-cell table:formula="of:=[.E26]*_h" office:value-type="float" office:value="6.80822994871751" calcext:value-type="float">
            <text:p>6,8082</text:p>
          </table:table-cell>
          <table:table-cell table:formula="of:=[.E26]+[.F26]" office:value-type="float" office:value="74.8905294358926" calcext:value-type="float">
            <text:p>74,8905</text:p>
          </table:table-cell>
          <table:table-cell table:formula="of:=[.D26]+_h" office:value-type="float" office:value="2.2" calcext:value-type="float">
            <text:p>2,2</text:p>
          </table:table-cell>
        </table:table-row>
        <table:table-row table:style-name="ro1">
          <table:table-cell table:number-columns-repeated="3"/>
          <table:table-cell table:formula="of:=[.H26]" office:value-type="float" office:value="2.2" calcext:value-type="float">
            <text:p>2,2</text:p>
          </table:table-cell>
          <table:table-cell table:formula="of:=[.G26]" office:value-type="float" office:value="74.8905294358926" calcext:value-type="float">
            <text:p>74,8905</text:p>
          </table:table-cell>
          <table:table-cell table:formula="of:=[.E27]*_h" office:value-type="float" office:value="7.48905294358926" calcext:value-type="float">
            <text:p>7,4891</text:p>
          </table:table-cell>
          <table:table-cell table:formula="of:=[.E27]+[.F27]" office:value-type="float" office:value="82.3795823794818" calcext:value-type="float">
            <text:p>82,3796</text:p>
          </table:table-cell>
          <table:table-cell table:formula="of:=[.D27]+_h" office:value-type="float" office:value="2.3" calcext:value-type="float">
            <text:p>2,3</text:p>
          </table:table-cell>
        </table:table-row>
        <table:table-row table:style-name="ro1">
          <table:table-cell table:number-columns-repeated="3"/>
          <table:table-cell table:formula="of:=[.H27]" office:value-type="float" office:value="2.3" calcext:value-type="float">
            <text:p>2,3</text:p>
          </table:table-cell>
          <table:table-cell table:formula="of:=[.G27]" office:value-type="float" office:value="82.3795823794818" calcext:value-type="float">
            <text:p>82,3796</text:p>
          </table:table-cell>
          <table:table-cell table:formula="of:=[.E28]*_h" office:value-type="float" office:value="8.23795823794818" calcext:value-type="float">
            <text:p>8,2380</text:p>
          </table:table-cell>
          <table:table-cell table:formula="of:=[.E28]+[.F28]" office:value-type="float" office:value="90.61754061743" calcext:value-type="float">
            <text:p>90,6175</text:p>
          </table:table-cell>
          <table:table-cell table:formula="of:=[.D28]+_h" office:value-type="float" office:value="2.4" calcext:value-type="float">
            <text:p>2,4</text:p>
          </table:table-cell>
        </table:table-row>
        <table:table-row table:style-name="ro1">
          <table:table-cell table:number-columns-repeated="3"/>
          <table:table-cell table:formula="of:=[.H28]" office:value-type="float" office:value="2.4" calcext:value-type="float">
            <text:p>2,4</text:p>
          </table:table-cell>
          <table:table-cell table:formula="of:=[.G28]" office:value-type="float" office:value="90.61754061743" calcext:value-type="float">
            <text:p>90,6175</text:p>
          </table:table-cell>
          <table:table-cell table:formula="of:=[.E29]*_h" office:value-type="float" office:value="9.061754061743" calcext:value-type="float">
            <text:p>9,0618</text:p>
          </table:table-cell>
          <table:table-cell table:formula="of:=[.E29]+[.F29]" office:value-type="float" office:value="99.679294679173" calcext:value-type="float">
            <text:p>99,6793</text:p>
          </table:table-cell>
          <table:table-cell table:formula="of:=[.D29]+_h" office:value-type="float" office:value="2.5" calcext:value-type="float">
            <text:p>2,5</text:p>
          </table:table-cell>
        </table:table-row>
        <table:table-row table:style-name="ro1">
          <table:table-cell table:number-columns-repeated="3"/>
          <table:table-cell table:formula="of:=[.H29]" office:value-type="float" office:value="2.5" calcext:value-type="float">
            <text:p>2,5</text:p>
          </table:table-cell>
          <table:table-cell table:formula="of:=[.G29]" office:value-type="float" office:value="99.679294679173" calcext:value-type="float">
            <text:p>99,6793</text:p>
          </table:table-cell>
          <table:table-cell table:formula="of:=[.E30]*_h" office:value-type="float" office:value="9.9679294679173" calcext:value-type="float">
            <text:p>9,9679</text:p>
          </table:table-cell>
          <table:table-cell table:formula="of:=[.E30]+[.F30]" office:value-type="float" office:value="109.64722414709" calcext:value-type="float">
            <text:p>109,6472</text:p>
          </table:table-cell>
          <table:table-cell table:formula="of:=[.D30]+_h" office:value-type="float" office:value="2.6" calcext:value-type="float">
            <text:p>2,6</text:p>
          </table:table-cell>
        </table:table-row>
        <table:table-row table:style-name="ro1">
          <table:table-cell table:number-columns-repeated="3"/>
          <table:table-cell table:formula="of:=[.H30]" office:value-type="float" office:value="2.6" calcext:value-type="float">
            <text:p>2,6</text:p>
          </table:table-cell>
          <table:table-cell table:formula="of:=[.G30]" office:value-type="float" office:value="109.64722414709" calcext:value-type="float">
            <text:p>109,6472</text:p>
          </table:table-cell>
          <table:table-cell table:formula="of:=[.E31]*_h" office:value-type="float" office:value="10.964722414709" calcext:value-type="float">
            <text:p>10,9647</text:p>
          </table:table-cell>
          <table:table-cell table:formula="of:=[.E31]+[.F31]" office:value-type="float" office:value="120.611946561799" calcext:value-type="float">
            <text:p>120,6119</text:p>
          </table:table-cell>
          <table:table-cell table:formula="of:=[.D31]+_h" office:value-type="float" office:value="2.7" calcext:value-type="float">
            <text:p>2,7</text:p>
          </table:table-cell>
        </table:table-row>
        <table:table-row table:style-name="ro1">
          <table:table-cell table:number-columns-repeated="3"/>
          <table:table-cell table:formula="of:=[.H31]" office:value-type="float" office:value="2.7" calcext:value-type="float">
            <text:p>2,7</text:p>
          </table:table-cell>
          <table:table-cell table:formula="of:=[.G31]" office:value-type="float" office:value="120.611946561799" calcext:value-type="float">
            <text:p>120,6119</text:p>
          </table:table-cell>
          <table:table-cell table:formula="of:=[.E32]*_h" office:value-type="float" office:value="12.0611946561799" calcext:value-type="float">
            <text:p>12,0612</text:p>
          </table:table-cell>
          <table:table-cell table:formula="of:=[.E32]+[.F32]" office:value-type="float" office:value="132.673141217979" calcext:value-type="float">
            <text:p>132,6731</text:p>
          </table:table-cell>
          <table:table-cell table:formula="of:=[.D32]+_h" office:value-type="float" office:value="2.8" calcext:value-type="float">
            <text:p>2,8</text:p>
          </table:table-cell>
        </table:table-row>
        <table:table-row table:style-name="ro1">
          <table:table-cell table:number-columns-repeated="3"/>
          <table:table-cell table:formula="of:=[.H32]" office:value-type="float" office:value="2.8" calcext:value-type="float">
            <text:p>2,8</text:p>
          </table:table-cell>
          <table:table-cell table:formula="of:=[.G32]" office:value-type="float" office:value="132.673141217979" calcext:value-type="float">
            <text:p>132,6731</text:p>
          </table:table-cell>
          <table:table-cell table:formula="of:=[.E33]*_h" office:value-type="float" office:value="13.2673141217979" calcext:value-type="float">
            <text:p>13,2673</text:p>
          </table:table-cell>
          <table:table-cell table:formula="of:=[.E33]+[.F33]" office:value-type="float" office:value="145.940455339777" calcext:value-type="float">
            <text:p>145,9405</text:p>
          </table:table-cell>
          <table:table-cell table:formula="of:=[.D33]+_h" office:value-type="float" office:value="2.9" calcext:value-type="float">
            <text:p>2,9</text:p>
          </table:table-cell>
        </table:table-row>
        <table:table-row table:style-name="ro1">
          <table:table-cell table:number-columns-repeated="3"/>
          <table:table-cell table:formula="of:=[.H33]" office:value-type="float" office:value="2.9" calcext:value-type="float">
            <text:p>2,9</text:p>
          </table:table-cell>
          <table:table-cell table:formula="of:=[.G33]" office:value-type="float" office:value="145.940455339777" calcext:value-type="float">
            <text:p>145,9405</text:p>
          </table:table-cell>
          <table:table-cell table:formula="of:=[.E34]*_h" office:value-type="float" office:value="14.5940455339777" calcext:value-type="float">
            <text:p>14,5940</text:p>
          </table:table-cell>
          <table:table-cell table:formula="of:=[.E34]+[.F34]" office:value-type="float" office:value="160.534500873755" calcext:value-type="float">
            <text:p>160,5345</text:p>
          </table:table-cell>
          <table:table-cell table:formula="of:=[.D34]+_h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H34]" office:value-type="float" office:value="3" calcext:value-type="float">
            <text:p>3</text:p>
          </table:table-cell>
          <table:table-cell table:formula="of:=[.G34]" office:value-type="float" office:value="160.534500873755" calcext:value-type="float">
            <text:p>160,5345</text:p>
          </table:table-cell>
          <table:table-cell table:formula="of:=[.E35]*_h" office:value-type="float" office:value="16.0534500873755" calcext:value-type="float">
            <text:p>16,0535</text:p>
          </table:table-cell>
          <table:table-cell table:formula="of:=[.E35]+[.F35]" office:value-type="float" office:value="176.58795096113" calcext:value-type="float">
            <text:p>176,5880</text:p>
          </table:table-cell>
          <table:table-cell table:formula="of:=[.D35]+_h" office:value-type="float" office:value="3.1" calcext:value-type="float">
            <text:p>3,1</text:p>
          </table:table-cell>
        </table:table-row>
        <table:table-row table:style-name="ro1">
          <table:table-cell table:number-columns-repeated="3"/>
          <table:table-cell table:formula="of:=[.H35]" office:value-type="float" office:value="3.1" calcext:value-type="float">
            <text:p>3,1</text:p>
          </table:table-cell>
          <table:table-cell table:formula="of:=[.G35]" office:value-type="float" office:value="176.58795096113" calcext:value-type="float">
            <text:p>176,5880</text:p>
          </table:table-cell>
          <table:table-cell table:formula="of:=[.E36]*_h" office:value-type="float" office:value="17.658795096113" calcext:value-type="float">
            <text:p>17,6588</text:p>
          </table:table-cell>
          <table:table-cell table:formula="of:=[.E36]+[.F36]" office:value-type="float" office:value="194.246746057243" calcext:value-type="float">
            <text:p>194,2467</text:p>
          </table:table-cell>
          <table:table-cell table:formula="of:=[.D36]+_h" office:value-type="float" office:value="3.2" calcext:value-type="float">
            <text:p>3,2</text:p>
          </table:table-cell>
        </table:table-row>
        <table:table-row table:style-name="ro1">
          <table:table-cell table:number-columns-repeated="3"/>
          <table:table-cell table:formula="of:=[.H36]" office:value-type="float" office:value="3.2" calcext:value-type="float">
            <text:p>3,2</text:p>
          </table:table-cell>
          <table:table-cell table:formula="of:=[.G36]" office:value-type="float" office:value="194.246746057243" calcext:value-type="float">
            <text:p>194,2467</text:p>
          </table:table-cell>
          <table:table-cell table:formula="of:=[.E37]*_h" office:value-type="float" office:value="19.4246746057243" calcext:value-type="float">
            <text:p>19,4247</text:p>
          </table:table-cell>
          <table:table-cell table:formula="of:=[.E37]+[.F37]" office:value-type="float" office:value="213.671420662968" calcext:value-type="float">
            <text:p>213,6714</text:p>
          </table:table-cell>
          <table:table-cell table:formula="of:=[.D37]+_h" office:value-type="float" office:value="3.3" calcext:value-type="float">
            <text:p>3,3</text:p>
          </table:table-cell>
        </table:table-row>
        <table:table-row table:style-name="ro1">
          <table:table-cell table:number-columns-repeated="3"/>
          <table:table-cell table:formula="of:=[.H37]" office:value-type="float" office:value="3.3" calcext:value-type="float">
            <text:p>3,3</text:p>
          </table:table-cell>
          <table:table-cell table:formula="of:=[.G37]" office:value-type="float" office:value="213.671420662968" calcext:value-type="float">
            <text:p>213,6714</text:p>
          </table:table-cell>
          <table:table-cell table:formula="of:=[.E38]*_h" office:value-type="float" office:value="21.3671420662968" calcext:value-type="float">
            <text:p>21,3671</text:p>
          </table:table-cell>
          <table:table-cell table:formula="of:=[.E38]+[.F38]" office:value-type="float" office:value="235.038562729265" calcext:value-type="float">
            <text:p>235,0386</text:p>
          </table:table-cell>
          <table:table-cell table:formula="of:=[.D38]+_h" office:value-type="float" office:value="3.4" calcext:value-type="float">
            <text:p>3,4</text:p>
          </table:table-cell>
        </table:table-row>
        <table:table-row table:style-name="ro1">
          <table:table-cell table:number-columns-repeated="3"/>
          <table:table-cell table:formula="of:=[.H38]" office:value-type="float" office:value="3.4" calcext:value-type="float">
            <text:p>3,4</text:p>
          </table:table-cell>
          <table:table-cell table:formula="of:=[.G38]" office:value-type="float" office:value="235.038562729265" calcext:value-type="float">
            <text:p>235,0386</text:p>
          </table:table-cell>
          <table:table-cell table:formula="of:=[.E39]*_h" office:value-type="float" office:value="23.5038562729265" calcext:value-type="float">
            <text:p>23,5039</text:p>
          </table:table-cell>
          <table:table-cell table:formula="of:=[.E39]+[.F39]" office:value-type="float" office:value="258.542419002191" calcext:value-type="float">
            <text:p>258,5424</text:p>
          </table:table-cell>
          <table:table-cell table:formula="of:=[.D39]+_h" office:value-type="float" office:value="3.5" calcext:value-type="float">
            <text:p>3,5</text:p>
          </table:table-cell>
        </table:table-row>
        <table:table-row table:style-name="ro1">
          <table:table-cell table:number-columns-repeated="3"/>
          <table:table-cell table:formula="of:=[.H39]" office:value-type="float" office:value="3.5" calcext:value-type="float">
            <text:p>3,5</text:p>
          </table:table-cell>
          <table:table-cell table:formula="of:=[.G39]" office:value-type="float" office:value="258.542419002191" calcext:value-type="float">
            <text:p>258,5424</text:p>
          </table:table-cell>
          <table:table-cell table:formula="of:=[.E40]*_h" office:value-type="float" office:value="25.8542419002191" calcext:value-type="float">
            <text:p>25,8542</text:p>
          </table:table-cell>
          <table:table-cell table:formula="of:=[.E40]+[.F40]" office:value-type="float" office:value="284.39666090241" calcext:value-type="float">
            <text:p>284,3967</text:p>
          </table:table-cell>
          <table:table-cell table:formula="of:=[.D40]+_h" office:value-type="float" office:value="3.6" calcext:value-type="float">
            <text:p>3,6</text:p>
          </table:table-cell>
        </table:table-row>
        <table:table-row table:style-name="ro1">
          <table:table-cell table:number-columns-repeated="3"/>
          <table:table-cell table:formula="of:=[.H40]" office:value-type="float" office:value="3.6" calcext:value-type="float">
            <text:p>3,6</text:p>
          </table:table-cell>
          <table:table-cell table:formula="of:=[.G40]" office:value-type="float" office:value="284.39666090241" calcext:value-type="float">
            <text:p>284,3967</text:p>
          </table:table-cell>
          <table:table-cell table:formula="of:=[.E41]*_h" office:value-type="float" office:value="28.439666090241" calcext:value-type="float">
            <text:p>28,4397</text:p>
          </table:table-cell>
          <table:table-cell table:formula="of:=[.E41]+[.F41]" office:value-type="float" office:value="312.836326992651" calcext:value-type="float">
            <text:p>312,8363</text:p>
          </table:table-cell>
          <table:table-cell table:formula="of:=[.D41]+_h" office:value-type="float" office:value="3.7" calcext:value-type="float">
            <text:p>3,7</text:p>
          </table:table-cell>
        </table:table-row>
        <table:table-row table:style-name="ro1">
          <table:table-cell table:number-columns-repeated="3"/>
          <table:table-cell table:formula="of:=[.H41]" office:value-type="float" office:value="3.7" calcext:value-type="float">
            <text:p>3,7</text:p>
          </table:table-cell>
          <table:table-cell table:formula="of:=[.G41]" office:value-type="float" office:value="312.836326992651" calcext:value-type="float">
            <text:p>312,8363</text:p>
          </table:table-cell>
          <table:table-cell table:formula="of:=[.E42]*_h" office:value-type="float" office:value="31.2836326992651" calcext:value-type="float">
            <text:p>31,2836</text:p>
          </table:table-cell>
          <table:table-cell table:formula="of:=[.E42]+[.F42]" office:value-type="float" office:value="344.119959691916" calcext:value-type="float">
            <text:p>344,1200</text:p>
          </table:table-cell>
          <table:table-cell table:formula="of:=[.D42]+_h" office:value-type="float" office:value="3.8" calcext:value-type="float">
            <text:p>3,8</text:p>
          </table:table-cell>
        </table:table-row>
        <table:table-row table:style-name="ro1">
          <table:table-cell table:number-columns-repeated="3"/>
          <table:table-cell table:formula="of:=[.H42]" office:value-type="float" office:value="3.8" calcext:value-type="float">
            <text:p>3,8</text:p>
          </table:table-cell>
          <table:table-cell table:formula="of:=[.G42]" office:value-type="float" office:value="344.119959691916" calcext:value-type="float">
            <text:p>344,1200</text:p>
          </table:table-cell>
          <table:table-cell table:formula="of:=[.E43]*_h" office:value-type="float" office:value="34.4119959691916" calcext:value-type="float">
            <text:p>34,4120</text:p>
          </table:table-cell>
          <table:table-cell table:formula="of:=[.E43]+[.F43]" office:value-type="float" office:value="378.531955661108" calcext:value-type="float">
            <text:p>378,5320</text:p>
          </table:table-cell>
          <table:table-cell table:formula="of:=[.D43]+_h" office:value-type="float" office:value="3.9" calcext:value-type="float">
            <text:p>3,9</text:p>
          </table:table-cell>
        </table:table-row>
      </table:table>
      <table:named-expressions>
        <table:named-range table:name="_C" table:base-cell-address="$Hoja1.$B$4" table:cell-range-address="$Hoja1.$B$4"/>
        <table:named-range table:name="_h" table:base-cell-address="$Hoja1.$B$5" table:cell-range-address="$Hoja1.$B$5"/>
        <table:named-range table:name="_T" table:base-cell-address="$Hoja1.$B$3" table:cell-range-address="$Hoja1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09:57:45.729458981</meta:creation-date>
    <dc:date>2021-06-17T12:26:18.787132879</dc:date>
    <meta:editing-duration>PT1H58M11S</meta:editing-duration>
    <meta:editing-cycles>1</meta:editing-cycles>
    <meta:document-statistic meta:table-count="1" meta:cell-count="208" meta:object-count="0"/>
    <meta:generator>LibreOffice/6.4.7.2$Linux_X86_64 LibreOffice_project/40$Build-2</meta:generator>
  </office:meta>
</office:document-meta>
</file>